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de" fo:country="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dos:</text:p>
      <text:p text:style-name="P1">Überall: add copyright symbol</text:p>
      <text:p text:style-name="P1"/>
      <text:p text:style-name="P1">-somePositionings: ready</text:p>
      <text:p text:style-name="P1">-ColorKitchen: ready</text:p>
      <text:p text:style-name="P1">-pretty website: ready</text:p>
      <text:p text:style-name="P1"/>
      <text:p text:style-name="P1">-table: fahnen</text:p>
      <text:p text:style-name="P1">-footer: ready(learn what is align-content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g" fo:country="BG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bg" fo:country="BG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lena-Mariya Trayanova</meta:initial-creator>
    <meta:creation-date>2018-07-10T14:44:12.51</meta:creation-date>
    <meta:generator>OpenOffice/4.1.5$Win32 OpenOffice.org_project/415m1$Build-9789</meta:generator>
    <dc:date>2018-07-10T14:58:57.27</dc:date>
    <dc:creator>Elena-Mariya Trayanova</dc:creator>
    <meta:editing-duration>PT14M48S</meta:editing-duration>
    <meta:editing-cycles>3</meta:editing-cycles>
    <meta:document-statistic meta:table-count="0" meta:image-count="0" meta:object-count="0" meta:page-count="1" meta:paragraph-count="7" meta:word-count="19" meta:character-count="158"/>
  </office:meta>
</office:document-meta>
</file>